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8cd5"/>
    </style:style>
    <style:style style:name="P2" style:family="paragraph" style:parent-style-name="Text_20_body">
      <style:text-properties officeooo:paragraph-rsid="000780bd"/>
    </style:style>
    <style:style style:name="P3" style:family="paragraph" style:parent-style-name="Text_20_body" style:list-style-name="L1">
      <style:text-properties officeooo:paragraph-rsid="000780bd"/>
    </style:style>
    <style:style style:name="P4" style:family="paragraph" style:parent-style-name="Text_20_body" style:list-style-name="L1">
      <style:text-properties officeooo:paragraph-rsid="0007f901"/>
    </style:style>
    <style:style style:name="P5" style:family="paragraph" style:parent-style-name="Text_20_body" style:list-style-name="L1">
      <style:text-properties officeooo:paragraph-rsid="0009451b"/>
    </style:style>
    <style:style style:name="P6" style:family="paragraph" style:parent-style-name="Text_20_body" style:list-style-name="L1">
      <style:text-properties style:use-window-font-color="true" officeooo:paragraph-rsid="0009451b"/>
    </style:style>
    <style:style style:name="P7" style:family="paragraph" style:parent-style-name="Text_20_body" style:list-style-name="L1">
      <style:text-properties style:use-window-font-color="true" officeooo:paragraph-rsid="000ab1fb"/>
    </style:style>
    <style:style style:name="P8" style:family="paragraph" style:parent-style-name="Text_20_body">
      <style:text-properties style:use-window-font-color="true" officeooo:paragraph-rsid="00028cd5"/>
    </style:style>
    <style:style style:name="T1" style:family="text">
      <style:text-properties officeooo:rsid="00028cd5"/>
    </style:style>
    <style:style style:name="T2" style:family="text">
      <style:text-properties officeooo:rsid="00042ad2"/>
    </style:style>
    <style:style style:name="T3" style:family="text">
      <style:text-properties officeooo:rsid="0005a528"/>
    </style:style>
    <style:style style:name="T4" style:family="text">
      <style:text-properties officeooo:rsid="000780bd"/>
    </style:style>
    <style:style style:name="T5" style:family="text">
      <style:text-properties officeooo:rsid="0007f901"/>
    </style:style>
    <style:style style:name="T6" style:family="text">
      <style:text-properties fo:color="#ff0000" officeooo:rsid="0007f901"/>
    </style:style>
    <style:style style:name="T7" style:family="text">
      <style:text-properties fo:color="#ff0000" officeooo:rsid="0009451b"/>
    </style:style>
    <style:style style:name="T8" style:family="text">
      <style:text-properties officeooo:rsid="0009451b"/>
    </style:style>
    <style:style style:name="T9" style:family="text">
      <style:text-properties officeooo:rsid="000ab1fb"/>
    </style:style>
    <style:style style:name="T10" style:family="text">
      <style:text-properties officeooo:rsid="000c1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Définitions</text:span></text:h>
      <text:p text:style-name="P1"><text:span text:style-name="T1">Sprint : 2 semaines</text:span></text:p>
      <text:p text:style-name="P1"><text:span text:style-name="T1">Définition de terminé </text:span><text:span text:style-name="T4">(codage)</text:span><text:span text:style-name="T1"> : </text:span><text:span text:style-name="T2">Un code qui compile sous </text:span><text:span text:style-name="T3">GCC</text:span><text:span text:style-name="T2"> sans erreurs ni warning avec commentaires et indentations (tab = 4 espaces). Pas de « dead code » ( blo</text:span><text:span text:style-name="T10">c</text:span><text:span text:style-name="T2"> de code en commentaires).</text:span></text:p>
      <text:p text:style-name="P2"><text:span text:style-name="T4">SLA codage: </text:span></text:p>
      <text:list xml:id="list43212855" text:style-name="L1">
        <text:list-item>
          <text:p text:style-name="P3"><text:span text:style-name="T4">La documentation en en-tête des fonctions doit être compatible doxygen.</text:span></text:p>
        </text:list-item>
        <text:list-item>
          <text:p text:style-name="P5"><text:span text:style-name="T8">Fonctions</text:span></text:p>
          <text:list>
            <text:list-item>
              <text:p text:style-name="P4"><text:span text:style-name="T8">nom</text:span><text:span text:style-name="T5">_du_module_nom_de_la_fonction (ou abréviations pour les noms de modules trop long)</text:span></text:p>
            </text:list-item>
            <text:list-item>
              <text:p text:style-name="P4"><text:span text:style-name="T5">les fonctions privées sont déclarées en STATIC</text:span></text:p>
            </text:list-item>
          </text:list>
        </text:list-item>
        <text:list-item>
          <text:p text:style-name="P5"><text:span text:style-name="T8">Variables</text:span></text:p>
          <text:list>
            <text:list-item>
              <text:p text:style-name="P5"><text:span text:style-name="T5">nom_de_variable</text:span></text:p>
            </text:list-item>
            <text:list-item>
              <text:p text:style-name="P4"><text:span text:style-name="T5">les variables globales à un fichier sont TOUJOURS déclarées en STATIC</text:span></text:p>
            </text:list-item>
            <text:list-item>
              <text:p text:style-name="P4"><text:span text:style-name="T6">Pas de variables GLOBALES</text:span></text:p>
            </text:list-item>
          </text:list>
        </text:list-item>
        <text:list-item>
          <text:p text:style-name="P6"><text:span text:style-name="T8">Structure du code</text:span></text:p>
          <text:list>
            <text:list-item>
              <text:p text:style-name="P6"><text:span text:style-name="T8">Le code est indenté</text:span></text:p>
            </text:list-item>
            <text:list-item>
              <text:p text:style-name="P6"><text:span text:style-name="T8">Une indentation = 4 espaces</text:span></text:p>
            </text:list-item>
          </text:list>
        </text:list-item>
        <text:list-item>
          <text:p text:style-name="P7"><text:span text:style-name="T9">Autre</text:span></text:p>
          <text:list>
            <text:list-item>
              <text:p text:style-name="P7"><text:span text:style-name="T9">le dossier « tools » sur bitbucket est disponibles pour stocker vos scripts, outils, etc.</text:span></text:p>
            </text:list-item>
          </text:list>
        </text:list-item>
      </text:list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2:31:21.40</meta:creation-date>
    <dc:date>2012-10-31T23:25:39.85</dc:date>
    <meta:editing-duration>PT39M4S</meta:editing-duration>
    <meta:editing-cycles>6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7" meta:word-count="128" meta:character-count="733" meta:non-whitespace-character-count="634"/>
  </office:meta>
</office:document-meta>
</file>